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690fd"/>
    </style:style>
    <style:style style:name="P2" style:family="paragraph" style:parent-style-name="Standard">
      <style:paragraph-properties fo:text-align="start" style:justify-single-word="false"/>
      <style:text-properties officeooo:paragraph-rsid="00092a51"/>
    </style:style>
    <style:style style:name="P3" style:family="paragraph" style:parent-style-name="Standard">
      <style:paragraph-properties fo:text-align="start" style:justify-single-word="false"/>
      <style:text-properties officeooo:paragraph-rsid="000a3826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paragraph-rsid="000690fd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0c3d81" officeooo:paragraph-rsid="000c3d81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a3826" officeooo:paragraph-rsid="000a3826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" fo:font-size="16pt" fo:font-style="normal" fo:font-weight="bold" style:font-size-asian="16pt" style:font-style-asian="normal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" fo:font-size="11pt" fo:font-style="normal" fo:font-weight="bold" style:font-size-asian="11pt" style:font-style-asian="normal" style:font-weight-asian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1pt" fo:font-style="normal" fo:font-weight="bold" officeooo:rsid="000690fd" officeooo:paragraph-rsid="000690fd" style:font-size-asian="11pt" style:font-style-asian="normal" style:font-weight-asian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normal" fo:font-weight="bold" officeooo:rsid="000690fd" officeooo:paragraph-rsid="000690fd" style:font-size-asian="12pt" style:font-style-asian="normal" style:font-weight-asian="bold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normal" fo:font-weight="bold" officeooo:rsid="000690fd" officeooo:paragraph-rsid="000690fd" style:font-size-asian="12pt" style:font-style-asian="normal" style:font-weight-asian="bold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0pt" fo:font-style="normal" fo:font-weight="normal" officeooo:rsid="000a3826" officeooo:paragraph-rsid="000690fd" style:font-size-asian="8.75pt" style:font-style-asian="normal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0pt" fo:font-style="normal" fo:font-weight="normal" officeooo:rsid="000690fd" officeooo:paragraph-rsid="000690fd" style:font-size-asian="8.75pt" style:font-style-asian="normal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n" fo:country="US" fo:font-style="italic" fo:font-weight="normal" officeooo:rsid="00092a51" officeooo:paragraph-rsid="000a3826" style:font-size-asian="8.75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0pt" fo:font-weight="normal" officeooo:paragraph-rsid="000f1670" style:font-size-asian="8.75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f1670"/>
    </style:style>
    <style:style style:name="T1" style:family="text">
      <style:text-properties fo:color="#000000" loext:opacity="100%" fo:font-style="normal" fo:font-weight="normal" style:font-style-asian="normal" style:font-weight-asian="normal"/>
    </style:style>
    <style:style style:name="T2" style:family="text">
      <style:text-properties fo:color="#000000" loext:opacity="100%" fo:font-style="italic" fo:font-weight="normal" style:font-style-asian="italic" style:font-weight-asian="normal"/>
    </style:style>
    <style:style style:name="T3" style:family="text">
      <style:text-properties fo:color="#000000" loext:opacity="100%" style:font-name="Arial" fo:font-size="10pt" fo:font-style="normal" fo:font-weight="normal" officeooo:rsid="000690fd" style:font-size-asian="8.75pt" style:font-style-asian="normal" style:font-weight-asian="normal" style:font-size-complex="10pt" style:font-weight-complex="normal"/>
    </style:style>
    <style:style style:name="T4" style:family="text">
      <style:text-properties fo:color="#000000" loext:opacity="100%" style:font-name="Arial" fo:font-size="10pt" fo:font-style="normal" fo:font-weight="normal" officeooo:rsid="00092a51" style:font-size-asian="8.75pt" style:font-style-asian="normal" style:font-weight-asian="normal" style:font-size-complex="10pt" style:font-weight-complex="normal"/>
    </style:style>
    <style:style style:name="T5" style:family="text">
      <style:text-properties fo:color="#000000" loext:opacity="100%" style:font-name="Arial" fo:font-size="10pt" fo:font-style="normal" fo:font-weight="normal" officeooo:rsid="000a3826" style:font-size-asian="8.75pt" style:font-style-asian="normal" style:font-weight-asian="normal" style:font-size-complex="10pt" style:font-weight-complex="normal"/>
    </style:style>
    <style:style style:name="T6" style:family="text">
      <style:text-properties fo:color="#000000" loext:opacity="100%" style:font-name="Arial" fo:font-size="10pt" fo:font-style="normal" fo:font-weight="normal" officeooo:rsid="000c3d81" style:font-size-asian="8.75pt" style:font-style-asian="normal" style:font-weight-asian="normal" style:font-size-complex="10pt" style:font-weight-complex="normal"/>
    </style:style>
    <style:style style:name="T7" style:family="text">
      <style:text-properties fo:color="#000000" loext:opacity="100%" style:font-name="Arial" fo:font-size="10pt" fo:font-style="normal" fo:font-weight="normal" officeooo:rsid="000f1670" style:font-size-asian="8.75pt" style:font-style-asian="normal" style:font-weight-asian="normal" style:font-size-complex="10pt" style:font-weight-complex="normal"/>
    </style:style>
    <style:style style:name="T8" style:family="text">
      <style:text-properties fo:color="#000000" loext:opacity="100%" style:font-name="Arial" fo:font-size="10pt" fo:font-style="normal" fo:font-weight="bold" officeooo:rsid="000690fd" style:font-size-asian="8.75pt" style:font-style-asian="normal" style:font-weight-asian="bold" style:font-size-complex="10pt" style:font-weight-complex="bold"/>
    </style:style>
    <style:style style:name="T9" style:family="text">
      <style:text-properties fo:color="#000000" loext:opacity="100%" style:font-name="Arial" fo:font-size="10pt" fo:font-style="normal" fo:font-weight="bold" officeooo:rsid="00092a51" style:font-size-asian="8.75pt" style:font-style-asian="normal" style:font-weight-asian="bold" style:font-size-complex="10pt" style:font-weight-complex="bold"/>
    </style:style>
    <style:style style:name="T10" style:family="text">
      <style:text-properties fo:color="#000000" loext:opacity="100%" style:font-name="Arial" fo:font-size="10pt" fo:font-style="normal" fo:font-weight="bold" officeooo:rsid="000a3826" style:font-size-asian="8.75pt" style:font-style-asian="normal" style:font-weight-asian="bold" style:font-size-complex="10pt" style:font-weight-complex="bold"/>
    </style:style>
    <style:style style:name="T11" style:family="text">
      <style:text-properties fo:color="#000000" loext:opacity="100%" style:font-name="Arial" fo:font-size="10pt" fo:font-style="normal" fo:font-weight="bold" officeooo:rsid="000690fd" style:font-size-asian="8.75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style:font-name="Arial" fo:font-size="10pt" fo:language="de" fo:country="DE" fo:font-style="normal" fo:font-weight="normal" officeooo:rsid="00092a51" style:font-size-asian="8.75pt" style:font-style-asian="normal" style:font-weight-asian="normal" style:font-size-complex="10pt" style:font-weight-complex="normal"/>
    </style:style>
    <style:style style:name="T13" style:family="text">
      <style:text-properties fo:color="#000000" loext:opacity="100%" style:font-name="Arial" fo:font-size="10pt" fo:language="en" fo:country="US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000000" loext:opacity="100%" style:font-name="Arial" fo:font-size="10pt" fo:language="en" fo:country="US" fo:font-style="italic" fo:font-weight="normal" officeooo:rsid="00092a51" style:font-size-asian="8.75pt" style:font-style-asian="italic" style:font-weight-asian="normal" style:font-size-complex="10pt" style:font-style-complex="italic" style:font-weight-complex="normal"/>
    </style:style>
    <style:style style:name="T15" style:family="text">
      <style:text-properties fo:color="#000000" loext:opacity="100%" style:font-name="Arial" fo:font-size="10pt" fo:language="en" fo:country="US" fo:font-style="italic" fo:font-weight="normal" officeooo:rsid="000a3826" style:font-size-asian="8.75pt" style:font-style-asian="italic" style:font-weight-asian="normal" style:font-size-complex="10pt" style:font-style-complex="italic" style:font-weight-complex="normal"/>
    </style:style>
    <style:style style:name="T16" style:family="text">
      <style:text-properties fo:color="#000000" loext:opacity="100%" style:font-name="Arial" fo:font-size="10pt" fo:language="en" fo:country="US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font-name="Arial" fo:font-size="10pt" fo:language="en" fo:country="US" fo:font-style="normal" fo:font-weight="normal" officeooo:rsid="00092a51" style:font-size-asian="8.75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Arial" fo:font-size="10pt" fo:language="en" fo:country="US" fo:font-style="normal" fo:font-weight="normal" officeooo:rsid="000a3826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Arial" fo:font-size="10pt" fo:font-style="italic" fo:font-weight="normal" officeooo:rsid="000690fd" style:font-size-asian="8.75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000000" loext:opacity="100%" style:font-name="Arial" fo:font-style="normal" style:font-style-asian="normal"/>
    </style:style>
    <style:style style:name="T21" style:family="text">
      <style:text-properties fo:color="#000000" loext:opacity="100%" style:font-name="Arial" fo:font-style="normal" officeooo:rsid="000690fd" style:font-style-asian="normal"/>
    </style:style>
    <style:style style:name="T22" style:family="text">
      <style:text-properties fo:color="#000000" loext:opacity="100%" style:font-name="Arial" fo:font-style="normal" officeooo:rsid="000e0079" style:font-style-asian="normal"/>
    </style:style>
    <style:style style:name="T23" style:family="text">
      <style:text-properties fo:color="#000000" loext:opacity="100%" style:font-name="Arial" fo:font-style="normal" officeooo:rsid="000f1670" style:font-style-asian="normal"/>
    </style:style>
    <style:style style:name="T24" style:family="text">
      <style:text-properties fo:color="#000000" loext:opacity="100%" style:font-name="Arial" fo:font-style="normal" officeooo:rsid="00102e72" style:font-style-asian="normal" style:font-style-complex="normal"/>
    </style:style>
    <style:style style:name="T25" style:family="text">
      <style:text-properties fo:color="#000000" loext:opacity="100%" style:font-name="Arial" fo:font-style="normal" officeooo:rsid="0011128b" style:font-style-asian="normal" style:font-style-complex="normal"/>
    </style:style>
    <style:style style:name="T26" style:family="text">
      <style:text-properties fo:color="#000000" loext:opacity="100%" style:font-name="Arial" fo:font-style="italic" style:font-style-asian="italic" style:font-style-complex="italic"/>
    </style:style>
    <style:style style:name="T27" style:family="text">
      <style:text-properties fo:color="#000000" loext:opacity="100%" style:font-name="Arial" fo:font-style="italic" officeooo:rsid="00102e72" style:font-style-asian="italic" style:font-style-complex="italic"/>
    </style:style>
    <style:style style:name="T28" style:family="text">
      <style:text-properties fo:color="#000000" loext:opacity="100%" style:font-name="Arial" fo:font-style="italic" officeooo:rsid="0011128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1">Laboratorio N</text:span><text:span text:style-name="T2">◦ </text:span><text:span text:style-name="T1">5</text:span></text:p>
      <text:p text:style-name="P8">Introducción a RTOS</text:p>
      <text:p text:style-name="P9"/>
      <text:p text:style-name="P11">Actividad 1)</text:p>
      <text:p text:style-name="P10"/>
      <text:p text:style-name="P1"><text:span text:style-name="T3">Se realizó un</text:span><text:span text:style-name="T6">a actividad</text:span><text:span text:style-name="T3">, en </text:span><text:span text:style-name="T6">la</text:span><text:span text:style-name="T3"> cual se hacía titila</text:span><text:span text:style-name="T4">r</text:span><text:span text:style-name="T3"> a una frecuencia de 1Hz un LED a través del </text:span><text:span text:style-name="T8">FreeRTOS</text:span><text:span text:style-name="T3">.</text:span></text:p>
      <text:p text:style-name="P2"><text:span text:style-name="T3">Se consiguió el objetivo definiendo dos tareas, </text:span><text:span text:style-name="T11">TaskBlinkOn</text:span><text:span text:style-name="T3"> y </text:span><text:span text:style-name="T11">TaskBlinkOff</text:span><text:span text:style-name="T3">, que alternan entre dos estados, </text:span><text:span text:style-name="T8">READY,</text:span><text:span text:style-name="T3"> </text:span><text:span text:style-name="T8">RUNNING </text:span><text:span text:style-name="T9">y BLOCKED</text:span><text:span text:style-name="T3">.</text:span></text:p>
      <text:p text:style-name="P2"><text:span text:style-name="T3">E</text:span><text:span text:style-name="T4">l kernel se encarga de seleccionar en base a las prioridades estipuladas en las definiciones de las tareas, </text:span><text:span text:style-name="T5">por lo que la transición de las tareas entre los estados </text:span><text:span text:style-name="T10">READY</text:span><text:span text:style-name="T5"> y </text:span><text:span text:style-name="T10">RUNNING</text:span><text:span text:style-name="T5"> es transparente para nosotros.</text:span><text:span text:style-name="T4"> </text:span></text:p>
      <text:p text:style-name="P2"><text:span text:style-name="T4">Con el código desarrollado, la</text:span><text:span text:style-name="T12"> única función que hace pasar a una tarea</text:span><text:span text:style-name="T4"> al estado </text:span><text:span text:style-name="T10">BLOCKED</text:span><text:span text:style-name="T4"> </text:span><text:span text:style-name="T12">es </text:span><text:span text:style-name="T14">vTaskDelay(TicksToDelay)</text:span><text:span text:style-name="T17">, la cual manda la tarea que llama a la función a lestado de bloqueo por </text:span><text:span text:style-name="T14">TicksToDelay </text:span><text:span text:style-name="T17">ticks</text:span><text:span text:style-name="T4">.</text:span></text:p>
      <text:p text:style-name="P13"/>
      <text:p text:style-name="P3"><text:span text:style-name="T3">S</text:span><text:span text:style-name="T5">e realizó una llamada inicial a </text:span><text:span text:style-name="T14">vTaskDelay(</text:span><text:span text:style-name="T15">FRECUENCIA/2</text:span><text:span text:style-name="T14">)</text:span><text:span text:style-name="T17"> </text:span><text:span text:style-name="T18">en la tarea </text:span><text:span text:style-name="T15">TaskBlinkOff</text:span><text:span text:style-name="T18"> para poder sincronizar el prendido y apagado del led.</text:span></text:p>
      <text:p text:style-name="P7"><text:span text:style-name="T16">Luego en cada tarea se escribió un bucle infinito el cual prende o apaga el led, según la tarea y se llama a </text:span><text:span text:style-name="T14">vTaskDelay(</text:span><text:span text:style-name="T13">FRECUENCIA</text:span><text:span text:style-name="T14">).</text:span></text:p>
      <text:p text:style-name="P15"/>
      <text:p text:style-name="P15"/>
      <text:p text:style-name="P15"/>
      <text:p text:style-name="P14"/>
      <text:p text:style-name="P12">Actividad 2)</text:p>
      <text:p text:style-name="P14"/>
      <text:p text:style-name="P6"><text:span text:style-name="T21">S</text:span><text:span text:style-name="T20">e realizó una actividad, en la cual se hacían titilar dos LEDS a distintas frecuencias, donde a uno de ellos se le puede cambiar la frecuencia ingresando un número por teclado. </text:span></text:p>
      <text:p text:style-name="P6"><text:span text:style-name="T20">Para esto, se definieron dos timers con dos funciones de callback </text:span><text:span text:style-name="T22">asociadas</text:span><text:span text:style-name="T20">, </text:span><text:span text:style-name="T26">callbackTimer1</text:span><text:span text:style-name="T20"> y </text:span><text:span text:style-name="T26">callbackTimer2. </text:span><text:span text:style-name="T24">También se definió una tarea </text:span><text:span text:style-name="T27">SerialReader, </text:span><text:span text:style-name="T24">esta leerá caracteres ingresados por consola </text:span><text:span text:style-name="T25">y llamará a la función </text:span><text:span text:style-name="T28">xTimerChangePeriod</text:span><text:span text:style-name="T25"> para cambiar la frecuencia del titileo de uno de los LED</text:span><text:span text:style-name="T24">.</text:span></text:p>
      <text:p text:style-name="P14"/>
      <text:p text:style-name="P14"/>
      <text:p text:style-name="P5"><text:span text:style-name="T21">Ventajas de usar ti</text:span><text:span text:style-name="T23">m</text:span><text:span text:style-name="T21">ers de software</text:span></text:p>
      <text:list xml:id="list1465261455" text:style-name="L1">
        <text:list-item>
          <text:p text:style-name="P16"><text:span text:style-name="T21">S</text:span><text:span text:style-name="T23">e abarantan costos porque no necesito hardware extra (en relación a usar timers de hardware).</text:span></text:p>
        </text:list-item>
        <text:list-item>
          <text:p text:style-name="P17"><text:span text:style-name="T3">S</text:span><text:span text:style-name="T7">e usan menos recursos en relación a definir una tarea para cada acción que se ejecute periódicament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25T17:34:58.138000000</dc:date>
    <meta:editing-duration>PT53M8S</meta:editing-duration>
    <meta:editing-cycles>13</meta:editing-cycles>
    <meta:document-statistic meta:table-count="0" meta:image-count="0" meta:object-count="0" meta:page-count="1" meta:paragraph-count="15" meta:word-count="280" meta:character-count="1698" meta:non-whitespace-character-count="1432"/>
  </office:meta>
</office:document-meta>
</file>